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c09c" officeooo:paragraph-rsid="0004c09c"/>
    </style:style>
    <style:style style:name="P2" style:family="paragraph" style:parent-style-name="Standard">
      <style:text-properties officeooo:rsid="0004c09c" officeooo:paragraph-rsid="0004c09c"/>
    </style:style>
    <style:style style:name="P3" style:family="paragraph" style:parent-style-name="Standard">
      <style:text-properties officeooo:rsid="0004c09c" officeooo:paragraph-rsid="0004e3c5"/>
    </style:style>
    <style:style style:name="P4" style:family="paragraph" style:parent-style-name="Standard">
      <style:text-properties officeooo:rsid="0004e3c5" officeooo:paragraph-rsid="0004e3c5"/>
    </style:style>
    <style:style style:name="P5" style:family="paragraph" style:parent-style-name="Standard">
      <style:text-properties officeooo:rsid="0005a6a1" officeooo:paragraph-rsid="0005a6a1"/>
    </style:style>
    <style:style style:name="P6" style:family="paragraph" style:parent-style-name="Standard">
      <style:text-properties officeooo:rsid="0005a6a1" officeooo:paragraph-rsid="000aba00"/>
    </style:style>
    <style:style style:name="P7" style:family="paragraph" style:parent-style-name="Standard">
      <style:text-properties fo:font-size="14pt" officeooo:rsid="0004c09c" officeooo:paragraph-rsid="0004c09c" style:font-size-asian="14pt" style:font-size-complex="14pt"/>
    </style:style>
    <style:style style:name="P8" style:family="paragraph" style:parent-style-name="Standard">
      <style:text-properties fo:font-size="14pt" fo:font-weight="bold" officeooo:rsid="0004c09c" officeooo:paragraph-rsid="0004c09c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c9c7f" officeooo:paragraph-rsid="000c9c7f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5pt" fo:font-weight="bold" officeooo:rsid="0004c09c" officeooo:paragraph-rsid="0004c09c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04c09c" officeooo:paragraph-rsid="000c9c7f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04c09c" officeooo:paragraph-rsid="000d4401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11e565" officeooo:paragraph-rsid="0011e565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3pt" fo:font-weight="bold" officeooo:rsid="000d4401" officeooo:paragraph-rsid="000d4401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rsid="0011e565" officeooo:paragraph-rsid="0011e565" style:font-size-asian="13pt" style:font-weight-asian="bold" style:font-size-complex="13pt" style:font-weight-complex="bold"/>
    </style:style>
    <style:style style:name="P16" style:family="paragraph" style:parent-style-name="Standard">
      <style:text-properties fo:font-size="13pt" fo:font-weight="bold" officeooo:rsid="0013a6fb" officeooo:paragraph-rsid="0013a6fb" style:font-size-asian="13pt" style:font-weight-asian="bold" style:font-size-complex="13pt" style:font-weight-complex="bold"/>
    </style:style>
    <style:style style:name="P17" style:family="paragraph" style:parent-style-name="Standard">
      <style:text-properties fo:font-size="13pt" fo:font-weight="bold" officeooo:rsid="0013a6fb" officeooo:paragraph-rsid="001494c3" style:font-size-asian="13pt" style:font-weight-asian="bold" style:font-size-complex="13pt" style:font-weight-complex="bold"/>
    </style:style>
    <style:style style:name="P18" style:family="paragraph" style:parent-style-name="Standard">
      <style:text-properties fo:font-size="13pt" fo:font-weight="bold" officeooo:rsid="0013a6fb" officeooo:paragraph-rsid="0014a9d7" style:font-size-asian="13pt" style:font-weight-asian="bold" style:font-size-complex="13pt" style:font-weight-complex="bold"/>
    </style:style>
    <style:style style:name="P19" style:family="paragraph" style:parent-style-name="Standard">
      <style:text-properties fo:font-size="13pt" fo:font-weight="normal" officeooo:rsid="0013a6fb" officeooo:paragraph-rsid="0013a6fb" style:font-size-asian="13pt" style:font-weight-asian="normal" style:font-size-complex="13pt" style:font-weight-complex="normal"/>
    </style:style>
    <style:style style:name="P20" style:family="paragraph" style:parent-style-name="Standard">
      <style:text-properties fo:font-weight="bold" officeooo:rsid="0004c09c" officeooo:paragraph-rsid="0004e3c5" style:font-weight-asian="bold" style:font-weight-complex="bold"/>
    </style:style>
    <style:style style:name="P21" style:family="paragraph" style:parent-style-name="Standard">
      <style:text-properties fo:font-weight="bold" officeooo:rsid="0004e3c5" officeooo:paragraph-rsid="0004e3c5" style:font-weight-asian="bold" style:font-weight-complex="bold"/>
    </style:style>
    <style:style style:name="P22" style:family="paragraph" style:parent-style-name="Standard">
      <style:text-properties fo:font-weight="bold" officeooo:rsid="000aba00" officeooo:paragraph-rsid="000aba00" style:font-weight-asian="bold" style:font-weight-complex="bold"/>
    </style:style>
    <style:style style:name="P23" style:family="paragraph" style:parent-style-name="Standard">
      <style:text-properties officeooo:paragraph-rsid="000c9c7f"/>
    </style:style>
    <style:style style:name="P24" style:family="paragraph" style:parent-style-name="Standard">
      <style:text-properties fo:font-size="12pt" fo:font-weight="normal" officeooo:rsid="000c9c7f" officeooo:paragraph-rsid="000c9c7f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0d4401" officeooo:paragraph-rsid="000d4401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0e9456" officeooo:paragraph-rsid="000e9456" style:font-size-asian="10.5pt" style:font-weight-asian="normal" style:font-size-complex="12pt" style:font-weight-complex="normal"/>
    </style:style>
    <style:style style:name="P27" style:family="paragraph" style:parent-style-name="Standard">
      <style:text-properties officeooo:rsid="000d4401" officeooo:paragraph-rsid="000d4401"/>
    </style:style>
    <style:style style:name="T1" style:family="text">
      <style:text-properties officeooo:rsid="0004e3c5"/>
    </style:style>
    <style:style style:name="T2" style:family="text">
      <style:text-properties officeooo:rsid="0005a6a1"/>
    </style:style>
    <style:style style:name="T3" style:family="text">
      <style:text-properties officeooo:rsid="00065964"/>
    </style:style>
    <style:style style:name="T4" style:family="text">
      <style:text-properties officeooo:rsid="00083e14"/>
    </style:style>
    <style:style style:name="T5" style:family="text">
      <style:text-properties officeooo:rsid="000aba00"/>
    </style:style>
    <style:style style:name="T6" style:family="text">
      <style:text-properties officeooo:rsid="000c9c7f"/>
    </style:style>
    <style:style style:name="T7" style:family="text">
      <style:text-properties fo:font-style="italic" officeooo:rsid="0014a9d7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4a9d7" style:font-style-asian="normal" style:font-style-complex="normal"/>
    </style:style>
    <style:style style:name="T11" style:family="text">
      <style:text-properties fo:font-style="normal" fo:font-weight="normal" officeooo:rsid="001494c3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4a9d7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59e84" style:font-style-asian="normal" style:font-weight-asian="normal" style:font-style-complex="normal" style:font-weight-complex="normal"/>
    </style:style>
    <style:style style:name="T14" style:family="text">
      <style:text-properties officeooo:rsid="000d4401"/>
    </style:style>
    <style:style style:name="T15" style:family="text">
      <style:text-properties fo:font-size="12pt" fo:font-weight="normal" officeooo:rsid="000c9c7f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0d4401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106b18" style:font-size-asian="10.5pt" style:font-weight-asian="normal" style:font-size-complex="12pt" style:font-weight-complex="normal"/>
    </style:style>
    <style:style style:name="T18" style:family="text">
      <style:text-properties fo:font-size="12pt" fo:font-style="italic" fo:font-weight="bold" officeooo:rsid="000c9c7f" style:font-size-asian="10.5pt" style:font-style-asian="italic" style:font-weight-asian="bold" style:font-size-complex="12pt" style:font-style-complex="italic" style:font-weight-complex="bold"/>
    </style:style>
    <style:style style:name="T19" style:family="text">
      <style:text-properties fo:font-size="12pt" fo:font-style="italic" fo:font-weight="bold" officeooo:rsid="0011e565" style:font-size-asian="10.5pt" style:font-style-asian="italic" style:font-weight-asian="bold" style:font-size-complex="12pt" style:font-style-complex="italic" style:font-weight-complex="bold"/>
    </style:style>
    <style:style style:name="T20" style:family="text">
      <style:text-properties fo:font-size="12pt" fo:font-style="italic" fo:font-weight="normal" officeooo:rsid="000c9c7f" style:font-size-asian="10.5pt" style:font-style-asian="italic" style:font-weight-asian="normal" style:font-size-complex="12pt" style:font-style-complex="italic" style:font-weight-complex="normal"/>
    </style:style>
    <style:style style:name="T21" style:family="text">
      <style:text-properties officeooo:rsid="000e9456"/>
    </style:style>
    <style:style style:name="T22" style:family="text">
      <style:text-properties officeooo:rsid="0011e565"/>
    </style:style>
    <style:style style:name="T23" style:family="text">
      <style:text-properties officeooo:rsid="001494c3"/>
    </style:style>
    <style:style style:name="T24" style:family="text">
      <style:text-properties officeooo:rsid="0014a9d7"/>
    </style:style>
    <style:style style:name="T25" style:family="text">
      <style:text-properties officeooo:rsid="00178f3c"/>
    </style:style>
    <style:style style:name="T26" style:family="text">
      <style:text-properties officeooo:rsid="00181b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Website I liked:</text:p>
      <text:p text:style-name="P1"/>
      <text:p text:style-name="P8"><text:s/><text:span text:style-name="T9">nutringly.com: </text:span></text:p>
      <text:p text:style-name="P8"><text:span text:style-name="T9"/></text:p>
      <text:p text:style-name="P1"><text:s/>I found this website <text:span text:style-name="T4">somewhere </text:span>within a<text:span text:style-name="T4">n</text:span><text:span text:style-name="T3"> article of careerfoundry.com. </text:span>I like <text:span text:style-name="T5">this site</text:span> because of the following reasons:</text:p>
      <text:p text:style-name="P1"/>
      <text:p text:style-name="P20">a. Color <text:span text:style-name="T1">and contrast</text:span>: </text:p>
      <text:p text:style-name="P3"><text:s text:c="4"/>The website uses <text:s/>composite color combination of orange and blue which looks pretty and <text:s text:c="5"/>simple. It us<text:span text:style-name="T25">es </text:span>neutral colors: white and gray to balance the whole page. <text:span text:style-name="T1">The title and <text:s/>the <text:s/>paragraph is also differentiated <text:s/>with two different colors: blue and black. The colors are not eye-paining and maintains easy readability. The white background contrasts with the blue and orange color and makes the page pop.</text:span></text:p>
      <text:p text:style-name="P1"/>
      <text:p text:style-name="P21">b. Proximity: </text:p>
      <text:p text:style-name="P4"><text:s text:c="4"/>The relationships between the elements of the pages are very well established. There is no confusion as to which elements belongs to which one. </text:p>
      <text:p text:style-name="P4"/>
      <text:p text:style-name="P21">c. Alignment:</text:p>
      <text:p text:style-name="P4"><text:s text:c="4"/>The texts <text:span text:style-name="T2">and images </text:span>are properly aligned as per the requirement of the article. </text:p>
      <text:p text:style-name="P4"/>
      <text:p text:style-name="P21">d. Typography:</text:p>
      <text:p text:style-name="P4"><text:s text:c="4"/>The website uses sans-serif font differentiating the titles and paragraphs with its weights-bold and light and with colors as well. The tracking, kerning and leading are also balanced making it easy to read and understand.</text:p>
      <text:p text:style-name="P4"/>
      <text:p text:style-name="P21">e. Hierarchy: </text:p>
      <text:p text:style-name="P4"><text:s text:c="4"/>The guiding has been done really well. Also, the images are followed by links <text:span text:style-name="T26">related to the image</text:span> making it easier to understand what the image and link is about. This is <text:span text:style-name="T2">keeping the user from perceiving </text:span><text:span text:style-name="T5">the idea </text:span><text:span text:style-name="T2">that the link will direct to </text:span><text:span text:style-name="T5">some </text:span><text:span text:style-name="T2">mysterious site.</text:span></text:p>
      <text:p text:style-name="P4"><text:tab/><text:tab/></text:p>
      <text:p text:style-name="P5">The overall visual designing was aesthetic, calming and simple. <text:s/>The layout was good. The experience as a user was really good. The site was super easy to use. Everything was a click away and there was no confusion on where to click either, unlike in some sites. </text:p>
      <text:p text:style-name="P5"/>
      <text:p text:style-name="P22">What <text:span text:style-name="T26">I </text:span>didn’t like about the site:</text:p>
      <text:p text:style-name="P6">However, in my opinion there is a small problem regarding the UI designing. </text:p>
      <text:p text:style-name="P6">That is:</text:p>
      <text:p text:style-name="P5">at the bottom of each page, there is a “Follow us” section which took a very very long time to load its four icons (background color<text:span text:style-name="T5">s</text:span> w<text:span text:style-name="T5">ere</text:span> there which <text:span text:style-name="T5">were </text:span>similar to each other) in comparison to all the other elements of the page. It made it super confusing as to which color belongs to which <text:span text:style-name="T5">icon.</text:span> As a user, I might not have that much of time to wait for the icons to load and patience to check by clicking on <text:span text:style-name="T5">every background</text:span> color. </text:p>
      <text:p text:style-name="P1"/>
      <text:p text:style-name="P11"><text:span text:style-name="T6">App </text:span>I liked:</text:p>
      <text:p text:style-name="P11"/>
      <text:p text:style-name="P9">Sudoku.com:</text:p>
      <text:p text:style-name="P9"/>
      <text:p text:style-name="P24">I started playing sudoku a few months back only out of curiosity that what in the earth is this box game with numbers that my bench mate keeps playing 24*7? <text:s/></text:p>
      <text:p text:style-name="P23"><text:soft-page-break/><text:span text:style-name="T15">Apart from the color combination, contrast, animation, design, easy to use experience and so on, I really like some additional features of this app which I didn’t find in the other sudoku app I used previously. </text:span><text:span text:style-name="T17">One of the </text:span><text:span text:style-name="T18">additional features is statistics. It keeps track </text:span><text:span text:style-name="T19">of everything- </text:span><text:span text:style-name="T15">the number of sudoku puzzles I’ve solved of each categories-easy, medium and hard, the average time I took to solve the puzzles, the best time I solved the puzzle </text:span><text:span text:style-name="T17">in</text:span><text:span text:style-name="T15">, my best score, win rate, average score and so on and that too not of a day but of the week, </text:span><text:span text:style-name="T17">the </text:span><text:span text:style-name="T15">month and the whole year. Also it </text:span><text:span text:style-name="T18">comes up with daily challenges</text:span><text:span text:style-name="T15"> each day which is super exciting and once solved, gives a feeling of a huge accomplishment because</text:span><text:span text:style-name="T16"> maybe MAYBE </text:span><text:span text:style-name="T15">that is the greatest thing I do in </text:span><text:span text:style-name="T16">a day. </text:span></text:p>
      <text:p text:style-name="P23"><text:span text:style-name="T16"/></text:p>
      <text:p text:style-name="P12"><text:span text:style-name="T14">App that I ha</text:span><text:span text:style-name="T21">d </text:span><text:span text:style-name="T14">a bad experience with:</text:span></text:p>
      <text:p text:style-name="P12"/>
      <text:p text:style-name="P14">FCube Cinemas:</text:p>
      <text:p text:style-name="P25">I love watching movies (only if the ticket price is cheap) on bigger screens. So the nearest movie theater from where I live is Fcube which offers a good discount on Tuesdays and Wednesdays. I downloaded the app to book tickets online. The <text:span text:style-name="T21">outlook</text:span> seemed fine to me. It was simple and obviously gave the feels of an actual movie application with its dark background <text:span text:style-name="T21">and transitions. </text:span></text:p>
      <text:p text:style-name="P26">The hierarchy was also good, the app seemed balanced overall but <text:span text:style-name="T8">every time I was using the app, it crashed out of nowhere which was frustrating </text:span><text:span text:style-name="T22">and gave a bad user experience. The result- I deleted the app and stopped watching movies at all. Just kidding, I shifted to torrent afterwards.</text:span></text:p>
      <text:p text:style-name="P26"/>
      <text:p text:style-name="P13">Website that I had a bad experience with:</text:p>
      <text:p text:style-name="P15"/>
      <text:p text:style-name="P16">Yale University School of Art:</text:p>
      <text:p text:style-name="P19"><text:s/>I know, I know, I am as shocked as your are, hopefully. <text:span text:style-name="T24">S</text:span>pecifically belonging to the faculty of arts, I had expected the website to be extremely appealing and artistic and heaven but the reality was otherwise. As soon as I opened the website, my mood switched off in seconds. </text:p>
      <text:p text:style-name="P19"/>
      <text:p text:style-name="P19"><text:span text:style-name="T24">Talking about the home page, t</text:span>he <text:span text:style-name="T23">color combinations and the contrast between the colors are </text:span><text:span text:style-name="T24">bad. </text:span><text:span text:style-name="T23">The navigation bar doesn’t look like a navigation bar; </text:span><text:span text:style-name="T24">it is a list of items </text:span><text:span text:style-name="T23">but user friendly. The typography, the alignment of the sections and the footer section </text:span><text:span text:style-name="T26">are</text:span><text:span text:style-name="T23"> not </text:span><text:span text:style-name="T24">much </text:span><text:span text:style-name="T23">appealing. But the articles </text:span><text:span text:style-name="T24">apart from the homepage </text:span><text:span text:style-name="T26">are </text:span><text:span text:style-name="T23">well designed </text:span><text:span text:style-name="T24">and quite artistic. </text:span><text:span text:style-name="T23">I d</text:span><text:span text:style-name="T26">o</text:span><text:span text:style-name="T23">n’t really understand whether the big white space on the right is the design or </text:span></text:p>
      <text:p text:style-name="P17"><text:span text:style-name="Emphasis"><text:span text:style-name="T11">a faulty space because the space hides as I </text:span></text:span><text:span text:style-name="Emphasis"><text:span text:style-name="T12">change </text:span></text:span><text:span text:style-name="Emphasis"><text:span text:style-name="T11">the width and height of the browser while everything else is responsive. </text:span></text:span><text:span text:style-name="Emphasis"><text:span text:style-name="T12">Some articles have a good readability but some are eye-paining. The background animations on some page are irritating and hypnotizing. </text:span></text:span></text:p>
      <text:p text:style-name="P17"><text:span text:style-name="Emphasis"><text:span text:style-name="T12"/></text:span></text:p>
      <text:p text:style-name="P18"><text:span text:style-name="Emphasis"><text:span text:style-name="T12">Some pages are very good but some are bad in terms of design but the problem solving part seemed good enough. The response on clicking of the buttons, links </text:span></text:span><text:span text:style-name="Emphasis"><text:span text:style-name="T13">and the </text:span></text:span><text:span text:style-name="Emphasis"><text:span text:style-name="T12">page responsiveness was good but </text:span></text:span><text:span text:style-name="Emphasis"><text:span text:style-name="T7">due to the bad designs of the very main homepage, I wouldn’t like to explore more on the site.</text:span></text:span></text:p>
      <text:p text:style-name="P16"/>
      <text:p text:style-name="P13"/>
      <text:p text:style-name="P26"/>
      <text:p text:style-name="P27"><text:span text:style-name="T16"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8:45:36.891451980</meta:creation-date>
    <dc:date>2020-06-23T22:04:59.186282161</dc:date>
    <meta:editing-duration>PT18M3S</meta:editing-duration>
    <meta:editing-cycles>7</meta:editing-cycles>
    <meta:generator>LibreOffice/6.4.3.2$Linux_X86_64 LibreOffice_project/40$Build-2</meta:generator>
    <meta:document-statistic meta:table-count="0" meta:image-count="0" meta:object-count="0" meta:page-count="2" meta:paragraph-count="33" meta:word-count="917" meta:character-count="5216" meta:non-whitespace-character-count="4280"/>
  </office:meta>
</office:document-meta>
</file>